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5pt solid #000000">
        <style:background-image/>
      </style:table-cell-properties>
    </style:style>
    <style:style style:name="Tabla4.A2" style:family="table-cell">
      <style:table-cell-properties fo:background-color="#dae5f5" fo:padding="0cm" fo:border-left="0.05pt solid #000000" fo:border-right="none" fo:border-top="none" fo:border-bottom="0.05pt solid #000000">
        <style:background-image/>
      </style:table-cell-properties>
    </style:style>
    <style:style style:name="Tabla4.F2" style:family="table-cell">
      <style:table-cell-properties fo:background-color="#dae5f5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a4.F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1dc9f" officeooo:paragraph-rsid="0011dc9f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officeooo:rsid="0011dc9f" officeooo:paragraph-rsid="0011dc9f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officeooo:rsid="0011dc9f" officeooo:paragraph-rsid="0011dc9f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text-properties officeooo:rsid="0011dc9f" officeooo:paragraph-rsid="0011dc9f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Text_20_body">
      <style:paragraph-properties fo:text-align="center" style:justify-single-word="false" fo:break-before="page"/>
    </style:style>
    <style:style style:name="P17" style:family="paragraph" style:parent-style-name="Title">
      <style:text-properties officeooo:rsid="0011dc9f" officeooo:paragraph-rsid="0011dc9f"/>
    </style:style>
    <style:style style:name="P18" style:family="paragraph" style:parent-style-name="Subtitle">
      <style:text-properties officeooo:rsid="0011dc9f" officeooo:paragraph-rsid="0011dc9f"/>
    </style:style>
    <style:style style:name="P19" style:family="paragraph" style:parent-style-name="Text_20_body" style:list-style-name="L1">
      <style:text-properties officeooo:rsid="0011dc9f" officeooo:paragraph-rsid="0011dc9f"/>
    </style:style>
    <style:style style:name="P20" style:family="paragraph" style:parent-style-name="Text_20_body" style:list-style-name="L2">
      <style:text-properties officeooo:paragraph-rsid="0011dc9f"/>
    </style:style>
    <style:style style:name="P21" style:family="paragraph" style:parent-style-name="Text_20_body" style:list-style-name="L2">
      <style:text-properties officeooo:paragraph-rsid="00126bfb"/>
    </style:style>
    <style:style style:name="P22" style:family="paragraph" style:parent-style-name="Standard" style:master-page-name="First_20_Page">
      <style:paragraph-properties style:page-number="auto"/>
    </style:style>
    <style:style style:name="P23" style:family="paragraph" style:parent-style-name="Heading_20_1">
      <style:paragraph-properties fo:break-before="page"/>
      <style:text-properties officeooo:rsid="0011dc9f" officeooo:paragraph-rsid="0011dc9f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1dc9f"/>
    </style:style>
    <style:style style:name="T2" style:family="text">
      <style:text-properties officeooo:rsid="00126bf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P17">ACTA DE REUNIÓN</text:p>
      <text:p text:style-name="P18">RETROSPECTIVA SPRINT 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11">08 de nov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11">1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2"/>
      <text:p text:style-name="P16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4"><text:a xlink:type="simple" xlink:href="#__RefHeading___Toc251_778539622">Llamada al orden<text:tab/>4</text:a></text:p>
          <text:p text:style-name="P24"><text:a xlink:type="simple" xlink:href="#__RefHeading___Toc253_778539622">Asistentes<text:tab/>4</text:a></text:p>
          <text:p text:style-name="P24"><text:a xlink:type="simple" xlink:href="#__RefHeading___Toc255_778539622">Puntos del día<text:tab/>4</text:a></text:p>
        </text:index-body>
      </text:table-of-content>
      <text:p text:style-name="P13"/>
      <text:p text:style-name="P15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11">1.0</text:p>
          </table:table-cell>
          <table:table-cell table:style-name="Tabla4.A3" office:value-type="string">
            <text:p text:style-name="P11">Javier Villalba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11">08/11/2017</text:p>
          </table:table-cell>
          <table:table-cell table:style-name="Tabla4.F3" office:value-type="string">
            <text:p text:style-name="P11">Se redacta cel documento.</text:p>
          </table:table-cell>
        </table:table-row>
      </table:table>
      <text:p text:style-name="P13"/>
      <text:h text:style-name="P23" text:outline-level="1"><text:bookmark-start text:name="__RefHeading___Toc251_778539622"/>Llamada al orden<text:bookmark-end text:name="__RefHeading___Toc251_778539622"/></text:h>
      <text:p text:style-name="P14">La reunión se ha celebrado presencialmente en la sala de estudio de la ETSII el 08/11/2017. La reunión dió comienzo a las 19:31 y finalizó a las 19:55.</text:p>
      <text:h text:style-name="Heading_20_1" text:outline-level="1"><text:bookmark-start text:name="__RefHeading___Toc253_778539622"/>Asistentes<text:bookmark-end text:name="__RefHeading___Toc253_778539622"/></text:h>
      <text:p text:style-name="P14">Los asistentes han sido todos los integrantes del grupo 2.2.9:</text:p>
      <text:list xml:id="list1591696932" text:style-name="L1">
        <text:list-item>
          <text:p text:style-name="P19">Alejandro Vázquez</text:p>
        </text:list-item>
        <text:list-item>
          <text:p text:style-name="P19">Andrés García</text:p>
        </text:list-item>
        <text:list-item>
          <text:p text:style-name="P19">Javier Villalba (product owner)</text:p>
        </text:list-item>
        <text:list-item>
          <text:p text:style-name="P19">Jesús Vázquez</text:p>
        </text:list-item>
        <text:list-item>
          <text:p text:style-name="P19">Laura Vera</text:p>
        </text:list-item>
      </text:list>
      <text:h text:style-name="Heading_20_1" text:outline-level="1"><text:bookmark-start text:name="__RefHeading___Toc255_778539622"/>Puntos del día<text:bookmark-end text:name="__RefHeading___Toc255_778539622"/></text:h>
      <text:p text:style-name="P14">Se abordan los siguientes temas:</text:p>
      <text:list xml:id="list2545946419" text:style-name="L2">
        <text:list-item>
          <text:p text:style-name="P20"><text:span text:style-name="T1">Acordamos entre todos</text:span> cambia<text:span text:style-name="T1">r</text:span> las reuniones para los martes a las 19:30.</text:p>
        </text:list-item>
        <text:list-item>
          <text:p text:style-name="P20">Se aclara que se debe entregar <text:span text:style-name="T1">en esta iteración</text:span> y el contenido del acta de constitución.</text:p>
        </text:list-item>
        <text:list-item>
          <text:p text:style-name="P20"><text:span text:style-name="T1">Entre todos definimos</text:span> algunos riesgos necesarios para añadir en el acta de constitución.</text:p>
        </text:list-item>
        <text:list-item>
          <text:p text:style-name="P20">Se aclara la interación entre cliente y proveedor. Se deja claro que como clientes, no tenemos que generar ningún <text:span text:style-name="T1">otro </text:span>documento <text:span text:style-name="T1">ya que el siguiente paso debe venir por parte de nuestro proveedor</text:span>.</text:p>
        </text:list-item>
        <text:list-item>
          <text:p text:style-name="P20">Hacemos la tabla de seguimiento entre todos. Acordamos darnos 5 puntos ya que creemos que hemos hecho un reparto equitativo de las tareas.</text:p>
        </text:list-item>
        <text:list-item>
          <text:p text:style-name="P21">Se acuerda cambiar la escala de asignación de esfuerzo de las tareas a horas en vez de valores entre 0 y 10. <text:span text:style-name="T1">De este módo se pueden hacer más facilmente las gráficas del sprint y podemos ponderar en función de las horas de trabajo en vez de usar una escala de dificultad del 0 al 10 como estabamos usando hasta ahora.</text:span></text:p>
        </text:list-item>
        <text:list-item>
          <text:p text:style-name="P21">Se añade al product owner del cliente al proyecto de projectsii.</text:p>
        </text:list-item>
        <text:list-item>
          <text:p text:style-name="P21">Acordamos incluir en trello el plugin Elegantt para generar diagramas de gantt.</text:p>
        </text:list-item>
        <text:list-item>
          <text:p text:style-name="P21">Lecciones aprendidas:</text:p>
          <text:list>
            <text:list-item>
              <text:p text:style-name="P21">No hemos seguido ninguna planificación. Debemos hacer una para la próxima iteración.</text:p>
            </text:list-item>
            <text:list-item>
              <text:p text:style-name="P21">Dificultad de planificar reuniones. Ser más flexibles, reuniones telemáticas y establecer fechas fijas para todas las semanas a la que podamos asistir todos.</text:p>
            </text:list-item>
            <text:list-item>
              <text:p text:style-name="P21">No hemos realizado una división de tareas ni ningun EDT.</text:p>
            </text:list-item>
            <text:list-item>
              <text:p text:style-name="P21">Hemos dejado todas las tareas para el final y no nos ha dado tiempo a terminar algunos documentos. Debemos comenzar a realizar las tareas cuanto antes.</text:p>
            </text:list-item>
          </text:list>
        </text:list-item>
        <text:list-item>
          <text:p text:style-name="P21">Ruegos y preguntas.</text:p>
          <text:list>
            <text:list-item>
              <text:p text:style-name="P21">Se acuerda poner etiquetas de colores en trello para identificar que tareas corresponde a que iteración.</text:p>
            </text:list-item>
            <text:list-item>
              <text:p text:style-name="P21"><text:soft-page-break/>Se acuerda entregar en cada iteración <text:span text:style-name="T2">( a partir de la siguiente)</text:span> un informe de horas dedicadas a cada tarea.</text:p>
            </text:list-item>
            <text:list-item>
              <text:p text:style-name="P21">Se informa de que las <text:span text:style-name="T2">entregas</text:span> se hacen por poryectsii, <text:span text:style-name="T2">incluyen a los profesores de la asignatura como "profesores"</text:span>.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officeooo:rsid="0011dc9f" officeooo:paragraph-rsid="0011dc9f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margin-top="0cm" fo:margin-bottom="0cm" loext:contextual-spacing="false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officeooo:rsid="0011dc9f" officeooo:paragraph-rsid="0011dc9f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 draw:fill="none" draw:fill-color="#99ccff"/>
      </style:header-style>
      <style:footer-style>
        <style:header-footer-properties svg:height="0.34cm" fo:margin-left="0cm" fo:margin-right="0cm" fo:margin-top="0.499cm" fo:background-color="transparent" style:dynamic-spacing="tru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CTA DE REUNIÓN – 1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ACTA DE REUNIÓN – 1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8M17S</meta:editing-duration>
    <meta:editing-cycles>17</meta:editing-cycles>
    <meta:generator>LibreOffice/5.4.2.2$Windows_X86_64 LibreOffice_project/22b09f6418e8c2d508a9eaf86b2399209b0990f4</meta:generator>
    <dc:date>2017-11-08T23:27:55.635000000</dc:date>
    <meta:document-statistic meta:table-count="4" meta:image-count="0" meta:object-count="0" meta:page-count="5" meta:paragraph-count="63" meta:word-count="478" meta:character-count="2762" meta:non-whitespace-character-count="2365"/>
    <meta:user-defined meta:name="Info 1"/>
    <meta:user-defined meta:name="Info 2"/>
    <meta:user-defined meta:name="Info 3"/>
    <meta:user-defined meta:name="Info 4"/>
  </office:meta>
</office:document-meta>
</file>